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MR-Nachführung PIN-Belegung Arduino 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 28.6.202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gitale 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-/Luftfeuchtigkeitssenso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HT22</text:p>
          </table:table-cell>
          <table:table-cell office:value-type="string" calcext:value-type="string">
            <text:p>(derzeit nicht aktiviert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leuchtu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playbeleuchtu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 für Fernbedien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kalenbeleuchtu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rittmotore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klination Richtungseinstellu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klination Einzelschrit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ktaszension Richtungseinstellu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ktaszension Einzelschrit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dienelemen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l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rnbedienung link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derisc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rnbedienung recht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na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rnbedienung hoch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kalenbeleuchtung ein/au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rnbedienung run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CD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abl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nnungsreduktion Schrittmotoren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K-PD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K-PD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naloge Ausgä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Displayhelligkeit</text:p>
          </table:table-cell>
          <table:table-cell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Skalenhelligkeit</text:p>
          </table:table-cell>
          <table:table-cell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Helligkeit Beleuchtung Fernbedienu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09:12:37.619000000</meta:creation-date>
    <dc:date>2020-07-13T09:29:40.014000000</dc:date>
    <meta:editing-duration>PT16M9S</meta:editing-duration>
    <meta:editing-cycles>5</meta:editing-cycles>
    <meta:generator>LibreOffice/6.4.4.2$Windows_X86_64 LibreOffice_project/3d775be2011f3886db32dfd395a6a6d1ca2630ff</meta:generator>
    <meta:document-statistic meta:table-count="1" meta:cell-count="65" meta:object-count="0"/>
  </office:meta>
</office:document-meta>
</file>